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A00000257367773687316F02D.png" manifest:media-type="image/png"/>
  <manifest:file-entry manifest:full-path="Pictures/1000020100000154000001181A6290A13BF31D59.png" manifest:media-type="image/png"/>
  <manifest:file-entry manifest:full-path="Pictures/10000201000002E80000041CF11583443C6F9DA9.png" manifest:media-type="image/png"/>
  <manifest:file-entry manifest:full-path="Pictures/10000201000000C8000000C8BC24C2A83EF6FC69.png" manifest:media-type="image/png"/>
  <manifest:file-entry manifest:full-path="Pictures/1000020100000200000002008F01DD95A21C3822.png" manifest:media-type="image/png"/>
  <manifest:file-entry manifest:full-path="Pictures/10000201000002660000022418D2FF8F0076BE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3.354cm" svg:height="2.762cm" svg:x="8.441cm" svg:y="1.037cm">
          <draw:image xlink:href="Pictures/1000020100000154000001181A6290A13BF31D59.png" xlink:type="simple" xlink:show="embed" xlink:actuate="onLoad">
            <text:p/>
          </draw:image>
        </draw:frame>
        <draw:frame draw:style-name="gr2" draw:text-style-name="P1" xml:id="id1" draw:id="id1" draw:layer="layout" svg:width="3.054cm" svg:height="4.318cm" svg:x="2.645cm" svg:y="5.228cm">
          <draw:image xlink:href="Pictures/10000201000002E80000041CF11583443C6F9DA9.png" xlink:type="simple" xlink:show="embed" xlink:actuate="onLoad">
            <text:p text:style-name="P1"/>
          </draw:image>
        </draw:frame>
        <draw:frame draw:style-name="gr1" draw:text-style-name="P1" xml:id="id3" draw:id="id3" draw:layer="layout" svg:width="2.395cm" svg:height="2.395cm" svg:x="9.636cm" svg:y="6.225cm">
          <draw:image xlink:href="Pictures/10000201000000C8000000C8BC24C2A83EF6FC69.png" xlink:type="simple" xlink:show="embed" xlink:actuate="onLoad">
            <text:p/>
          </draw:image>
        </draw:frame>
        <draw:frame draw:style-name="gr1" draw:text-style-name="P1" draw:layer="layout" svg:width="2.695cm" svg:height="3.81cm" svg:x="16.377cm" svg:y="5.642cm">
          <draw:image xlink:href="Pictures/10000201000002E80000041CF11583443C6F9DA9.png" xlink:type="simple" xlink:show="embed" xlink:actuate="onLoad">
            <text:p/>
          </draw:image>
        </draw:frame>
        <draw:connector draw:style-name="gr3" draw:text-style-name="P2" draw:layer="layout" draw:line-skew="0.397cm" svg:x1="4.172cm" svg:y1="5.228cm" svg:x2="10.118cm" svg:y2="3.799cm" draw:start-shape="id1" draw:start-glue-point="0" draw:end-shape="id2" svg:d="M4172 5228v-317h5946v-1112" svg:viewBox="0 0 5947 1430">
          <text:p text:style-name="P2"><text:span text:style-name="T1">LAN</text:span></text:p>
        </draw:connector>
        <draw:connector draw:style-name="gr4" draw:text-style-name="P1" draw:layer="layout" svg:x1="9.636cm" svg:y1="7.422cm" svg:x2="5.699cm" svg:y2="7.387cm" draw:start-shape="id3" draw:start-glue-point="3" draw:end-shape="id1" draw:end-glue-point="1" svg:d="M9636 7422h-1968v-35h-1969" svg:viewBox="0 0 3938 36">
          <text:p/>
        </draw:connector>
        <draw:frame draw:style-name="gr1" draw:text-style-name="P1" draw:layer="layout" svg:width="1.703cm" svg:height="1.52cm" svg:x="2.27cm" svg:y="5.482cm">
          <draw:image xlink:href="Pictures/10000201000002660000022418D2FF8F0076BE8E.png" xlink:type="simple" xlink:show="embed" xlink:actuate="onLoad">
            <text:p/>
          </draw:image>
        </draw:frame>
        <draw:frame draw:style-name="gr1" draw:text-style-name="P1" draw:layer="layout" svg:width="1.234cm" svg:height="1.56cm" svg:x="18.473cm" svg:y="5.896cm">
          <draw:image xlink:href="Pictures/10000201000001DA00000257367773687316F02D.png" xlink:type="simple" xlink:show="embed" xlink:actuate="onLoad">
            <text:p/>
          </draw:image>
        </draw:frame>
        <draw:frame draw:style-name="gr5" draw:text-style-name="P4" draw:layer="layout" svg:width="3.266cm" svg:height="0.725cm" svg:x="5.989cm" svg:y="6.588cm">
          <draw:text-box>
            <text:p text:style-name="P3"><text:span text:style-name="T1">RS232 to USB</text:span></text:p>
          </draw:text-box>
        </draw:frame>
        <draw:frame draw:style-name="gr5" draw:text-style-name="P4" draw:layer="layout" svg:width="2.809cm" svg:height="0.725cm" svg:x="2.778cm" svg:y="9.038cm">
          <draw:text-box>
            <text:p text:style-name="P3"><text:span text:style-name="T1">usbip server</text:span></text:p>
          </draw:text-box>
        </draw:frame>
        <draw:frame draw:style-name="gr5" draw:text-style-name="P4" draw:layer="layout" svg:width="2.627cm" svg:height="0.725cm" svg:x="16.572cm" svg:y="9.071cm">
          <draw:text-box>
            <text:p text:style-name="P3"><text:span text:style-name="T1">usbip client</text:span></text:p>
          </draw:text-box>
        </draw:frame>
        <draw:frame draw:style-name="gr6" draw:text-style-name="P4" draw:layer="layout" svg:width="3.372cm" svg:height="0.725cm" svg:x="4.994cm" svg:y="2.598cm">
          <draw:text-box>
            <text:p><text:span text:style-name="T1">Wireless router</text:span></text:p>
          </draw:text-box>
        </draw:frame>
        <draw:frame draw:style-name="gr5" draw:text-style-name="P4" draw:layer="layout" svg:width="3.66cm" svg:height="0.725cm" svg:x="9.024cm" svg:y="8.53cm">
          <draw:text-box>
            <text:p text:style-name="P3"><text:span text:style-name="T1">Debugged target</text:span></text:p>
          </draw:text-box>
        </draw:frame>
        <draw:frame draw:style-name="gr1" draw:text-style-name="P1" draw:layer="layout" svg:width="1.917cm" svg:height="1.917cm" svg:x="16.659cm" svg:y="4.208cm">
          <draw:image xlink:href="Pictures/1000020100000200000002008F01DD95A21C382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rushnic </meta:initial-creator>
    <meta:creation-date>2015-10-26T23:06:07.136118554</meta:creation-date>
    <dc:date>2015-10-27T00:00:28.076533047</dc:date>
    <dc:creator>pietrushnic </dc:creator>
    <meta:editing-duration>PT8M29S</meta:editing-duration>
    <meta:editing-cycles>1</meta:editing-cycles>
    <meta:document-statistic meta:object-count="14"/>
    <meta:generator>LibreOffice/5.0.2.2$Linux_X86_64 LibreOffice_project/00m0$Build-2</meta:generator>
  </office:meta>
</office:document-meta>
</file>